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1.613cm" fo:min-width="0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1.172cm" fo:min-width="0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0.878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style:line-height-at-least="0cm" fo:text-indent="0cm">
        <style:tab-stops/>
      </style:paragraph-properties>
      <style:text-properties fo:font-family="ae_Arab" style:font-style-name="Cursiva" style:font-pitch="variable" fo:font-size="66pt" fo:font-style="italic" fo:text-shadow="1pt 1pt" style:font-size-asian="18pt" style:font-size-complex="18pt"/>
    </style:style>
    <style:style style:name="P3" style:family="paragraph">
      <style:paragraph-properties fo:margin-left="0cm" fo:margin-right="0cm" style:line-height-at-least="0cm" fo:text-indent="0cm">
        <style:tab-stops/>
      </style:paragraph-properties>
      <style:text-properties fo:font-family="ae_Arab" style:font-style-name="Cursiva" style:font-pitch="variable" fo:font-size="48pt" fo:font-style="italic" fo:text-shadow="1pt 1pt" style:font-size-asian="18pt" style:font-size-complex="18pt"/>
    </style:style>
    <style:style style:name="P4" style:family="paragraph">
      <style:paragraph-properties fo:margin-left="0cm" fo:margin-right="0cm" style:line-height-at-least="0cm" fo:text-indent="0cm">
        <style:tab-stops/>
      </style:paragraph-properties>
      <style:text-properties fo:font-family="ae_Arab" style:font-style-name="Cursiva" style:font-pitch="variable" fo:font-size="36pt" fo:font-style="italic" fo:text-shadow="1pt 1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g>
          <draw:rect draw:style-name="gr1" draw:text-style-name="P1" draw:layer="layout" svg:width="4cm" svg:height="4cm" svg:x="3.687cm" svg:y="10.162cm">
            <text:p/>
          </draw:rect>
          <draw:frame draw:style-name="gr2" draw:text-style-name="P2" draw:layer="layout" svg:width="2.216cm" svg:height="3.189cm" svg:x="3.967cm" svg:y="10.327cm">
            <draw:text-box>
              <text:p text:style-name="P2">R</text:p>
            </draw:text-box>
          </draw:frame>
          <draw:frame draw:style-name="gr3" draw:text-style-name="P3" draw:layer="layout" svg:width="1.748cm" svg:height="2.317cm" svg:x="5.143cm" svg:y="11.389cm">
            <draw:text-box>
              <text:p text:style-name="P3">R</text:p>
            </draw:text-box>
          </draw:frame>
          <draw:frame draw:style-name="gr4" draw:text-style-name="P4" draw:layer="layout" svg:width="1.424cm" svg:height="1.737cm" svg:x="6.043cm" svg:y="12.198cm">
            <draw:text-box>
              <text:p text:style-name="P4">R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draw:textarea-horizontal-align="center" draw:textarea-vertical-align="middle" draw:auto-grow-width="true" fo:padding-top="0cm" fo:padding-bottom="0cm" fo:padding-left="0cm" fo:padding-r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2-28T11:04:19</meta:creation-date>
    <dc:date>2006-12-28T12:16:36</dc:date>
    <dc:language>es-ES</dc:language>
    <meta:editing-cycles>2</meta:editing-cycles>
    <meta:editing-duration>PT1H3M16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